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9A000001A26D01281D.gif"/>
  <manifest:file-entry manifest:media-type="image/gif" manifest:full-path="Pictures/10000200000000500000000F05C54FAA.gif"/>
  <manifest:file-entry manifest:media-type="image/gif" manifest:full-path="Pictures/10000000000002F90000013F010439B2.gif"/>
  <manifest:file-entry manifest:media-type="image/gif" manifest:full-path="Pictures/10000000000000560000006F87434432.gif"/>
  <manifest:file-entry manifest:media-type="image/png" manifest:full-path="Pictures/1000020100000030000000306FA01330.png"/>
  <manifest:file-entry manifest:media-type="image/gif" manifest:full-path="Pictures/100000000000016F00000122F942ADF4.gif"/>
  <manifest:file-entry manifest:media-type="image/gif" manifest:full-path="Pictures/10000000000002B300000188D2C2963B.gif"/>
  <manifest:file-entry manifest:media-type="image/gif" manifest:full-path="Pictures/10000000000000620000003138C234F4.gif"/>
  <manifest:file-entry manifest:media-type="image/png" manifest:full-path="Pictures/10000000000001E7000000588BB5862C.png"/>
  <manifest:file-entry manifest:media-type="image/gif" manifest:full-path="Pictures/10000000000002AB0000005E86192853.gif"/>
  <manifest:file-entry manifest:media-type="image/gif" manifest:full-path="Pictures/10000000000001E800000121BEA7E758.gif"/>
  <manifest:file-entry manifest:media-type="image/png" manifest:full-path="Pictures/1000020100000402000001CC5EC8B078.png"/>
  <manifest:file-entry manifest:media-type="image/gif" manifest:full-path="Pictures/1000000000000272000001343CF69BFF.gif"/>
  <manifest:file-entry manifest:media-type="image/gif" manifest:full-path="Pictures/100000000000056B000001236683EDAE.gif"/>
  <manifest:file-entry manifest:media-type="image/gif" manifest:full-path="Pictures/1000000000000353000001CF605A4DF2.gif"/>
  <manifest:file-entry manifest:media-type="image/gif" manifest:full-path="Pictures/10000000000002870000030AC4294BBF.gif"/>
  <manifest:file-entry manifest:media-type="image/png" manifest:full-path="Pictures/100002010000041B000001D1A8394C7D.png"/>
  <manifest:file-entry manifest:media-type="image/gif" manifest:full-path="Pictures/100000000000006200000031BCDE429A.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
  <manifest:file-entry manifest:media-type="" manifest:full-path="Object 4/statusbar/"/>
  <manifest:file-entry manifest:media-type="" manifest:full-path="Object 4/floater/"/>
  <manifest:file-entry manifest:media-type="" manifest:full-path="Object 4/popupmenu/"/>
  <manifest:file-entry manifest:media-type="text/xml" manifest:full-path="Object 4/content.xml"/>
  <manifest:file-entry manifest:media-type="" manifest:full-path="Object 4/progressbar/"/>
  <manifest:file-entry manifest:media-type="text/xml" manifest:full-path="Object 4/styles.xml"/>
  <manifest:file-entry manifest:media-type="" manifest:full-path="Object 4/menubar/"/>
  <manifest:file-entry manifest:media-type="" manifest:full-path="Object 4/toolbar/"/>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
  <manifest:file-entry manifest:media-type="" manifest:full-path="Object 6/statusbar/"/>
  <manifest:file-entry manifest:media-type="" manifest:full-path="Object 6/floater/"/>
  <manifest:file-entry manifest:media-type="" manifest:full-path="Object 6/popupmenu/"/>
  <manifest:file-entry manifest:media-type="text/xml" manifest:full-path="Object 6/content.xml"/>
  <manifest:file-entry manifest:media-type="" manifest:full-path="Object 6/progressbar/"/>
  <manifest:file-entry manifest:media-type="text/xml" manifest:full-path="Object 6/styles.xml"/>
  <manifest:file-entry manifest:media-type="" manifest:full-path="Object 6/menubar/"/>
  <manifest:file-entry manifest:media-type="" manifest:full-path="Object 6/toolbar/"/>
  <manifest:file-entry manifest:media-type="text/xml" manifest:full-path="Object 6/settings.xml"/>
  <manifest:file-entry manifest:media-type="application/vnd.oasis.opendocument.spreadsheet"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39" style:family="table">
      <style:table-properties style:width="15cm" table:align="center" style:shadow="#808080 0.18cm 0.18cm"/>
    </style:style>
    <style:style style:name="Tableau39.A" style:family="table-column">
      <style:table-column-properties style:column-width="1.499cm"/>
    </style:style>
    <style:style style:name="Tableau39.B" style:family="table-column">
      <style:table-column-properties style:column-width="13.501cm"/>
    </style:style>
    <style:style style:name="Tableau39.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39.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40" style:family="table">
      <style:table-properties style:width="17.013cm" fo:margin-left="0cm" fo:margin-right="-0.012cm" table:align="margins"/>
    </style:style>
    <style:style style:name="Tableau40.A" style:family="table-column">
      <style:table-column-properties style:column-width="3.731cm" style:rel-column-width="14370*"/>
    </style:style>
    <style:style style:name="Tableau40.B" style:family="table-column">
      <style:table-column-properties style:column-width="13.282cm" style:rel-column-width="51165*"/>
    </style:style>
    <style:style style:name="Tableau40.A1" style:family="table-cell">
      <style:table-cell-properties fo:padding="0.049cm" fo:border="0.002cm solid #000000"/>
    </style:style>
    <style:style style:name="Tableau41" style:family="table">
      <style:table-properties style:width="15cm" table:align="center" style:shadow="#808080 0.18cm 0.18cm"/>
    </style:style>
    <style:style style:name="Tableau41.A" style:family="table-column">
      <style:table-column-properties style:column-width="1.499cm"/>
    </style:style>
    <style:style style:name="Tableau41.B" style:family="table-column">
      <style:table-column-properties style:column-width="13.501cm"/>
    </style:style>
    <style:style style:name="Tableau41.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41.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42" style:family="table">
      <style:table-properties style:width="17cm" table:align="margins"/>
    </style:style>
    <style:style style:name="Tableau42.A" style:family="table-column">
      <style:table-column-properties style:column-width="2.429cm" style:rel-column-width="9362*"/>
    </style:style>
    <style:style style:name="Tableau42.G" style:family="table-column">
      <style:table-column-properties style:column-width="2.429cm" style:rel-column-width="9363*"/>
    </style:style>
    <style:style style:name="Tableau42.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Preformatted_20_Text">
      <style:text-properties fo:color="#000000" fo:font-weight="normal" style:font-weight-asian="normal" style:font-weight-complex="normal"/>
    </style:style>
    <style:style style:name="P4" style:family="paragraph" style:parent-style-name="Text_20_body" style:list-style-name="List_20_1"/>
    <style:style style:name="P5" style:family="paragraph" style:parent-style-name="Text_20_body" style:list-style-name="L1"/>
    <style:style style:name="P6" style:family="paragraph" style:parent-style-name="Text_20_body" style:list-style-name="L2"/>
    <style:style style:name="T1" style:family="text">
      <style:text-properties fo:color="#000000" fo:font-weight="bold" style:font-weight-asian="bold" style:font-weight-complex="bold"/>
    </style:style>
    <style:style style:name="T2" style:family="text">
      <style:text-properties fo:color="#000000" fo:font-weight="normal" style:font-weight-asian="normal" style:font-weight-complex="normal"/>
    </style:style>
    <style:style style:name="T3" style:family="text">
      <style:text-properties fo:language="en" fo:country="US" style:font-size-asian="10.5pt"/>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none" style:vertical-pos="from-top" style:vertical-rel="paragraph" style:horizontal-pos="from-left" style:horizontal-rel="paragraph" draw:ole-draw-aspect="1"/>
    </style:style>
    <style:style style:name="fr5" style:family="graphic" style:parent-style-name="OLE">
      <style:graphic-properties style:run-through="foreground" style:wrap="none"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56" text:anchor-type="page" text:anchor-page-number="1" svg:x="1.958cm" svg:y="11.43cm" svg:width="27.146cm" style:rel-width="100%" svg:height="12.171cm" style:rel-height="scale" draw:z-index="12">
        <draw:image xlink:href="Pictures/1000020100000402000001CC5EC8B078.png" xlink:type="simple" xlink:show="embed" xlink:actuate="onLoad"/>
      </draw:frame>
      <text:h text:style-name="Heading_20_2" text:outline-level="2"><text:bookmark-start text:name="importation_et_exportation_de_documents"/>Importation et exportation de documents<text:bookmark-end text:name="importation_et_exportation_de_documents"/></text:h>
      <text:h text:style-name="Heading_20_3" text:outline-level="3"><text:bookmark-start text:name="exportation"/>Exportation<text:bookmark-end text:name="exportation"/></text:h>
      <text:h text:style-name="Heading_20_4" text:outline-level="4">Exportation CSV</text:h>
      <text:p text:style-name="Text_20_body">Le contenu d'un dossier ou le résultat d'une recherche peut être exporté dans un fichier au format CSV avec comme délimiteur le <text:span text:style-name="Strong_20_Emphasis">point-virgule</text:span>. </text:p>
      <table:table table:name="Tableau39" table:style-name="Tableau39">
        <table:table-column table:style-name="Tableau39.A"/>
        <table:table-column table:style-name="Tableau39.B"/>
        <table:table-row>
          <table:table-cell table:style-name="Tableau39.A1" office:value-type="string">
            <text:p text:style-name="Table_20_Contents"><draw:frame draw:style-name="fr2" draw:name="55" text:anchor-type="as-char" svg:width="1.27cm" svg:height="1.27cm" draw:z-index="0"><draw:image xlink:href="Pictures/1000020100000030000000306FA01330.png" xlink:type="simple" xlink:show="embed" xlink:actuate="onLoad"/></draw:frame></text:p>
          </table:table-cell>
          <table:table-cell table:style-name="Tableau39.B1" office:value-type="string">
            <text:p text:style-name="Text_20_body">L'export n'est possible que si l'administrateur a le droit EXPORT sur l'application FDL et l'acl FREEDOM_MASTER de FREEDOM.</text:p>
          </table:table-cell>
        </table:table-row>
      </table:table>
      <text:p text:style-name="Text_20_body">Pour exporter, il faut cliquer sur le menu <text:span text:style-name="Emphasis">outils/exportation du dossier</text:span> depuis la fenêtre d'ouverture de dossier (ou de recherche). L'accès à l'exportation est aussi disponible sur le menu contextuel affichable en cliquant sur les icônes de dossier ou de recherche présentes dans l'arborescence. </text:p>
      <text:p text:style-name="Text_20_body"/>
      <text:p text:style-name="Text_20_body">L'export produit un fichier CSV (séparé par des point-virgules) ou un fichier archive (Zip) si vous avez sélectionnez avec les fichiers. Explications des options :</text:p>
      <table:table table:name="Tableau40" table:style-name="Tableau40">
        <table:table-column table:style-name="Tableau40.A"/>
        <table:table-column table:style-name="Tableau40.B"/>
        <table:table-row>
          <table:table-cell table:style-name="Tableau40.A1" office:value-type="string">
            <text:p text:style-name="Table_20_Heading">option </text:p>
          </table:table-cell>
          <table:table-cell table:style-name="Tableau40.A1" office:value-type="string">
            <text:p text:style-name="Table_20_Heading">signification </text:p>
          </table:table-cell>
        </table:table-row>
        <table:table-row>
          <table:table-cell table:style-name="Tableau40.A1" office:value-type="string">
            <text:p text:style-name="P1">Encodage </text:p>
          </table:table-cell>
          <table:table-cell table:style-name="Tableau40.A1" office:value-type="string">
            <text:p text:style-name="P1">Deux encodages sont proposés. Cela est nécessaire pour les valeurs textuelles qui comportent des accents. Si votre poste client est sur le système Windows et que vous voulez utiliser MicroSoft Excel, il est préférable de choisir <text:span text:style-name="Source_20_Text">Latin1</text:span>. Sinon pour openOffice.org il est conseillé d'utiliser UTF-8. Lors d'une importation FREEDOM détecte automatiquement l'encodage et supporte correctement ces 2 encodages.</text:p>
          </table:table-cell>
        </table:table-row>
        <table:table-row>
          <table:table-cell table:style-name="Tableau40.A1" office:value-type="string">
            <text:p text:style-name="P1">Profil </text:p>
          </table:table-cell>
          <table:table-cell table:style-name="Tableau40.A1" office:value-type="string">
            <text:p text:style-name="P1">Cela est utile pour sauvegarder les profils associé à un document. Seuls les profils des documents avec profils dédiés (généralement les documents <text:span text:style-name="Emphasis">profils</text:span>) sont exportés. Cette option est surtout utile lorsqu'un concepteur de famille veut <text:soft-page-break/>récupérer son paramétrage profil. </text:p>
          </table:table-cell>
        </table:table-row>
        <table:table-row>
          <table:table-cell table:style-name="Tableau40.A1" office:value-type="string">
            <text:p text:style-name="P1">Fichiers </text:p>
          </table:table-cell>
          <table:table-cell table:style-name="Tableau40.A1" office:value-type="string">
            <text:p text:style-name="P1">L'option <text:span text:style-name="Emphasis">sans les fichiers</text:span> indique que seul le fichier csv contenant les valeurs des attributs sera exporté. Les fichiers liés aux attributs de type <text:span text:style-name="Emphasis">file</text:span> ou <text:span text:style-name="Emphasis">image</text:span> ne sont pas exportés. L'option <text:span text:style-name="Emphasis">avec les fichiers</text:span> indique que l'exportation génèrera un fichier archive de type <text:span text:style-name="Emphasis">Zip</text:span>. Cette archive contiendra le fichier <text:span text:style-name="Source_20_Text">fdl.csv</text:span> qui contient les valeurs des attributs et les fichiers attachées aux documents exportés. Cette archive peut être réimporté à l'importation d'archive de FREEDOM (Voir <text:a xlink:type="simple" xlink:href="http://www.freedom-ecm.org/freedom_2.14/admin/imexport#importation_d_arborescence">ci après</text:a>). Pour des raison de compatibilité avec les différents systèmes d'exploitations les noms des fichiers exportés ne comportent pas d'accents </text:p>
          </table:table-cell>
        </table:table-row>
        <table:table-row>
          <table:table-cell table:style-name="Tableau40.A1" office:value-type="string">
            <text:p text:style-name="P1">Identificateur </text:p>
          </table:table-cell>
          <table:table-cell table:style-name="Tableau40.A1" office:value-type="string">
            <text:p text:style-name="P1">Permet de sauvegarder les identificateurs numériques des documents. Cela implique que votre fichier ne sera ré-importable que dans la même base. Cela identifie de manière non ambiguë le document dans l'objectif d'une restauration. Dans tous les cas, si les documents comportent des noms logiques (propriété <text:span text:style-name="Emphasis">name</text:span>), ces noms sont exportés. </text:p>
          </table:table-cell>
        </table:table-row>
      </table:table>
      <text:p text:style-name="Text_20_body">Chaque ligne commençant par DOC présente les attributs visibles et invisibles (type hidden) d'un document. Les documents sont rangés par famille. À chaque changement de famille, une rangée indique les définitions des attributs de la famille (1ère colonne : <text:span text:style-name="Source_20_Text">/ /FAM</text:span>).</text:p>
      <text:p text:style-name="Text_20_body">L'ordre de présentation des attributs suit l'ordre défini par les attributs de la famille. Les quatre premières colonnes sont communes pour tous les documents. </text:p>
      <text:list xml:id="list617153796" text:style-name="List_20_1">
        <text:list-item>
          <text:p text:style-name="P4">1ère colonne : toujours égale à DOC</text:p>
        </text:list-item>
        <text:list-item>
          <text:p text:style-name="P4">2ème colonne : identificateur de la famille</text:p>
        </text:list-item>
        <text:list-item>
          <text:p text:style-name="P4">3ème colonne : identificateur du document</text:p>
        </text:list-item>
        <text:list-item>
          <text:p text:style-name="P4">4ème colonne : identificateur du dossier (ou de la recherche) où a été extrait le document</text:p>
        </text:list-item>
      </text:list>
      <text:p text:style-name="Text_20_body">Le document est exploitable sur tout tableur tel que Microsoft Excel, OpenOffice.org ou Gnumeric en spécifiant que le caractère séparateur est le <text:span text:style-name="Strong_20_Emphasis">point-virgule</text:span>.</text:p>
      <text:p text:style-name="Text_20_body"><text:soft-page-break/><draw:frame draw:style-name="fr2" draw:name="57" text:anchor-type="as-char" svg:width="27.808cm" style:rel-width="100%" svg:height="12.303cm" style:rel-height="scale" draw:z-index="18"><draw:image xlink:href="Pictures/100002010000041B000001D1A8394C7D.png" xlink:type="simple" xlink:show="embed" xlink:actuate="onLoad"/></draw:frame></text:p>
      <text:h text:style-name="Heading_20_4" text:outline-level="4">Exportation XML</text:h>
      <text:p text:style-name="Text_20_body">Les documents, hormis les familles, peuvent être exportés en XML. Les fichiers XML produits suivent un schéma de famille imposé par freedom. Chaque famille de document a son propre schéma XML.</text:p>
      <text:p text:style-name="Text_20_body">L'exportation XML d'un contenu de dossier ou de recherche peut se faire de deux façons : en générant un fichier par document ou avec un seul fichier xml.</text:p>
      <text:p text:style-name="Text_20_body">Si vous voulez utiliser le fichier XML pour un exportation vers un autre contexte freedom, il faut indiquer l'option "sans les identificateurs", sinon les documents <text:s/>importés seront considérés comme des mise à jours.</text:p>
      <text:h text:style-name="Heading_20_5" text:outline-level="5">Un fichier xml par document</text:h>
      <text:p text:style-name="Text_20_body">Dans ce cas une archive (zip) est constituée avec un fichier par document. Chaque fichier est nommé à l'aide du titre et de l'identifiant du document (ex :alligator {4567].xml). Chaque fichier fait référence à un schéma xml issus de la famille. Ce schéma est aussi présent dans l'archive</text:p>
      <text:h text:style-name="Heading_20_5" text:outline-level="5"><draw:frame draw:style-name="fr3" draw:name="images1" text:anchor-type="paragraph" svg:width="10.936cm" svg:height="1.976cm" draw:z-index="1"><draw:image xlink:href="Pictures/10000000000001E7000000588BB5862C.png" xlink:type="simple" xlink:show="embed" xlink:actuate="onLoad"/></draw:frame>Un fichier xml seul</text:h>
      <text:p text:style-name="Text_20_body">dans ce cas, la sortie est un seul fichier xml contenant l'ensemble des documents. La balise racine est dans ce cas "documents". La balise documents porte la date de génération et l'auteur.</text:p>
      <text:p text:style-name="Preformatted_20_Text"><text:bookmark text:name="line1"/>&lt;documents <text:span text:style-name="regexp0_5f_xml">date=</text:span><text:span text:style-name="string_5f_xml">"2010-06-07T12:46:45"</text:span> </text:p>
      <text:p text:style-name="Preformatted_20_Text"><text:s text:c="3"/><text:span text:style-name="regexp0_5f_xml">author=</text:span><text:span text:style-name="string_5f_xml">"Default Master"</text:span> </text:p>
      <text:p text:style-name="Preformatted_20_Text"><text:s text:c="3"/><text:span text:style-name="regexp0_5f_xml">name=</text:span><text:span text:style-name="string_5f_xml">"recherche_animal"</text:span>&gt;</text:p>
      <text:p text:style-name="Preformatted_20_Text"><text:s text:c="2"/>&lt;zoo_animal .&gt; &lt;/zoo_animal&gt;</text:p>
      <text:p text:style-name="Preformatted_20_Text"><text:s text:c="2"/>&lt;zoo_animal .&gt; &lt;/zoo_animal&gt;</text:p>
      <text:p text:style-name="Preformatted_20_Text">&lt;/documents&gt;</text:p>
      <text:p text:style-name="Preformatted_20_Text"/>
      <text:p text:style-name="Text_20_body">Avec cette option les Xml schema des familles ne sont pas importés. </text:p>
      <text:h text:style-name="Heading_20_5" text:outline-level="5"><text:soft-page-break/>Exemple d'un document exporté: </text:h>
      <text:p text:style-name="Preformatted_20_Text">&lt;zoo_animal xsi:noNamespaceSchemaL<text:span text:style-name="regexp0_5f_xml">ocation=</text:span><text:span text:style-name="string_5f_xml">"zoo_animal.xsd"</text:span> <text:span text:style-name="regexp0_5f_xml">id=</text:span><text:span text:style-name="string_5f_xml">"1147"</text:span> <text:span text:style-name="regexp0_5f_xml">name=</text:span><text:span text:style-name="string_5f_xml">""</text:span> <text:span text:style-name="regexp0_5f_xml">title=</text:span><text:span text:style-name="string_5f_xml">"Alli Alligator"</text:span> <text:span text:style-name="regexp0_5f_xml">revision=</text:span><text:span text:style-name="string_5f_xml">"0"</text:span> <text:span text:style-name="regexp0_5f_xml">modification-date=</text:span><text:span text:style-name="string_5f_xml">"2010-06-02T13:53:33"</text:span> <text:span text:style-name="regexp0_5f_xml">version=</text:span><text:span text:style-name="string_5f_xml">""</text:span> <text:span text:style-name="regexp0_5f_xml">state=</text:span><text:span text:style-name="string_5f_xml">""</text:span>&gt;</text:p>
      <text:p text:style-name="Preformatted_20_Text">&lt;an_tab1&gt;</text:p>
      <text:p text:style-name="Preformatted_20_Text"><text:s text:c="2"/>&lt;an_identification&gt;</text:p>
      <text:p text:style-name="Preformatted_20_Text"><text:s text:c="4"/>&lt;an_nom&gt;Alli&lt;/an_nom&gt;</text:p>
      <text:p text:style-name="Preformatted_20_Text"><text:s text:c="4"/>&lt;an_descr <text:span text:style-name="regexp0_5f_xml">xsi:nil=</text:span><text:span text:style-name="string_5f_xml">"true"</text:span>/&gt;</text:p>
      <text:p text:style-name="Preformatted_20_Text"><text:s text:c="4"/>&lt;an_tatouage <text:span text:style-name="regexp0_5f_xml">xsi:nil=</text:span><text:span text:style-name="string_5f_xml">"true"</text:span>/&gt;</text:p>
      <text:p text:style-name="Preformatted_20_Text"><text:s text:c="4"/>&lt;an_espece_title&gt;Alligator&lt;/an_espece_title&gt;</text:p>
      <text:p text:style-name="Preformatted_20_Text"><text:s text:c="4"/>&lt;an_espece <text:span text:style-name="regexp0_5f_xml">id=</text:span><text:span text:style-name="string_5f_xml">"1127"</text:span>&gt;Alligator&lt;/an_espece&gt;</text:p>
      <text:p text:style-name="Preformatted_20_Text"><text:s text:c="4"/>&lt;an_ordre&gt;Crocodiliens&lt;/an_ordre&gt;</text:p>
      <text:p text:style-name="Preformatted_20_Text"><text:s text:c="4"/>&lt;an_classe <text:span text:style-name="regexp0_5f_xml">id=</text:span><text:span text:style-name="string_5f_xml">"1123"</text:span> <text:span text:style-name="regexp0_5f_xml">name=</text:span><text:span text:style-name="string_5f_xml">"Reptilia"</text:span>&gt;Reptilia&lt;/an_classe&gt;</text:p>
      <text:p text:style-name="Preformatted_20_Text"><text:s text:c="4"/>&lt;an_sexe&gt;M&lt;/an_sexe&gt;</text:p>
      <text:p text:style-name="Preformatted_20_Text"><text:s text:c="4"/>&lt;an_photo <text:span text:style-name="regexp0_5f_xml">xsi:nil=</text:span><text:span text:style-name="string_5f_xml">"true"</text:span>/&gt;</text:p>
      <text:p text:style-name="P2"><text:s text:c="4"/>&lt;an_photo <text:span text:style-name="regexp0_5f_xml">vid=</text:span><text:span text:style-name="string_5f_xml">"27"</text:span> <text:span text:style-name="regexp0_5f_xml">mime=</text:span><text:span text:style-name="string_5f_xml">"image/png"</text:span> <text:span text:style-name="regexp0_5f_xml">href=</text:span><text:span text:style-name="string_5f_xml">"http://localhost:80/dev/?app=FDL&amp;amp;action=EXPORTFILE&amp;amp;cache=no&amp;amp;inline=no&amp;amp;vid=27&amp;amp;docid=1146&amp;amp;attrid=an_photo&amp;amp;index=-1"</text:span> <text:span text:style-name="regexp0_5f_xml">title=</text:span><text:span text:style-name="string_5f_xml">"alligator.png"</text:span>/&gt;</text:p>
      <text:p text:style-name="Preformatted_20_Text"><text:s text:c="4"/>&lt;an_naissance&gt;<text:span text:style-name="number_5f_xml">2010-05-12</text:span>&lt;/an_naissance&gt;</text:p>
      <text:p text:style-name="Preformatted_20_Text"><text:s text:c="4"/>&lt;an_entree&gt;<text:span text:style-name="number_5f_xml">2010-05-18</text:span>&lt;/an_entree&gt;</text:p>
      <text:p text:style-name="Preformatted_20_Text"><text:s text:c="4"/>&lt;an_pere <text:span text:style-name="regexp0_5f_xml">id=</text:span><text:span text:style-name="string_5f_xml">"1289"</text:span>&gt;Viel Ali Alligator&lt;/an_pere&gt;</text:p>
      <text:p text:style-name="Preformatted_20_Text"><text:s text:c="2"/>&lt;/an_identification&gt;</text:p>
      <text:p text:style-name="Preformatted_20_Text">&lt;/an_tab1&gt;</text:p>
      <text:p text:style-name="Preformatted_20_Text">&lt;/zoo_animal&gt;</text:p>
      <text:p text:style-name="Text_20_body"/>
      <text:h text:style-name="Heading_20_5" text:outline-level="5">Exportation xml avec fichier</text:h>
      <text:p text:style-name="Text_20_body">Si vous cochez l'option avec les fichiers ceux-ci seront importés "inline" dans les fichiers xml. La balise de l'attribut contiendra dans ce cas le fichier encodé en base 64.</text:p>
      <text:p text:style-name="Preformatted_20_Text">&lt;an_photo <text:span text:style-name="regexp0_5f_xml">vid=</text:span><text:span text:style-name="string_5f_xml">"27"</text:span> <text:span text:style-name="regexp0_5f_xml">mime=</text:span><text:span text:style-name="string_5f_xml">"image/png"</text:span> <text:span text:style-name="regexp0_5f_xml">title=</text:span><text:span text:style-name="string_5f_xml">"alligator.png"</text:span>&gt;</text:p>
      <text:p text:style-name="Preformatted_20_Text">iVBORw0KGgoAAAANSUhEUgAAAQAAAAEACAYAAABccqhmAAAACXBIWXMAAAsTAAALEwEAmpwYAAAABGdBTUEAALGOfPtRkwAAACBjSFJNAAB6JQAAgIMAAPn/AACA6QAAdTAAAOpgAAA6mAAAF2+SX8VGAAEoA0lEQVR42mL8//<text:span text:style-name="number_5f_xml">8</text:span>/wwgE==&lt;/an_photo&gt;</text:p>
      <text:p text:style-name="Text_20_body"/>
      <text:h text:style-name="Heading_20_5" text:outline-level="5">Récupération des Xml schema seuls</text:h>
      <text:p text:style-name="Text_20_body">Pour récupérer un fichier Xml schema de manière autonome, vous devez utiliser l'interface d'importation de document via l'application "gestion documentaire". Sur cette interface un bouton "Xml Schema" permet de récupérer le schéma compatible avec les documents XML exportés.</text:p>
      <text:h text:style-name="Heading_20_5" text:outline-level="5">Exportation Xml par ligne de commande</text:h>
      <text:p text:style-name="Text_20_body">Vous pouvez lancer l'export avec wsh. La commande est :</text:p>
      <text:p text:style-name="Preformatted_20_Text">./wsh.php --app=FDL --action=EXPORTXMLFLD --id=&lt;folderid&gt; --eformat=[X|Y] --wfile=[N|X]</text:p>
      <text:p text:style-name="Text_20_body">export Xml sans fichier</text:p>
      <text:p text:style-name="Preformatted_20_Text">./wsh.php --app=FDL --action=EXPORTXMLFLD --id=1180 --eformat=Y &gt; t.xml</text:p>
      <text:p text:style-name="Standard"/>
      <text:p text:style-name="Text_20_body">export Xml avec fichier</text:p>
      <text:p text:style-name="Preformatted_20_Text">./wsh.php --app=FDL --action=EXPORTXMLFLD --id=1180 --eformat=Y --wfile=Y&gt; t.xml</text:p>
      <text:p text:style-name="Text_20_body"/>
      <text:p text:style-name="Text_20_body"><text:soft-page-break/>export Zip sans fichier</text:p>
      <text:p text:style-name="Preformatted_20_Text">./wsh.php --app=FDL --action=EXPORTXMLFLD --id=1180 --eformat=X &gt; t.zip</text:p>
      <text:p text:style-name="Text_20_body"/>
      <text:p text:style-name="Text_20_body">export Zip avec fichier</text:p>
      <text:p text:style-name="Preformatted_20_Text">./wsh.php --app=FDL --action=EXPORTXMLFLD --id=1180 --eformat=X --wfile=Y&gt; t.zip</text:p>
      <text:h text:style-name="Heading_20_3" text:outline-level="3"><text:bookmark-start text:name="importation"/>Importation<text:bookmark-end text:name="importation"/></text:h>
      <text:h text:style-name="Heading_20_4" text:outline-level="4">Importation CSV/ODS</text:h>
      <text:h text:style-name="Heading_20_5" text:outline-level="5"><text:bookmark-start text:name="constitution_du_fichier_d_importation"/>Constitution du fichier d'importation<text:bookmark-end text:name="constitution_du_fichier_d_importation"/></text:h>
      <text:p text:style-name="Text_20_body">Le fichier d'import peut être au format : </text:p>
      <text:list xml:id="list2005379899" text:style-name="List_20_1">
        <text:list-item>
          <text:p text:style-name="P4">CSV (<text:span text:style-name="Strong_20_Emphasis">séparateur point-virgule</text:span> / pas virgule) avec un encodage latin9 ou utf-8</text:p>
        </text:list-item>
        <text:list-item>
          <text:p text:style-name="P4">OpenDocument Spreadsheet (tableur OpenOffice.org .ods)</text:p>
        </text:list-item>
      </text:list>
      <text:h text:style-name="Heading_20_6" text:outline-level="6"><text:bookmark-start text:name="generalites"/>Généralités<text:bookmark-end text:name="generalites"/></text:h>
      <text:p text:style-name="Text_20_body">Comme pour l'export les quatre premières colonnes définissent les paramètres du document : </text:p>
      <text:list xml:id="list1833620773" text:style-name="List_20_1">
        <text:list-item>
          <text:p text:style-name="P4">1ère colonne : toujours DOC</text:p>
        </text:list-item>
        <text:list-item>
          <text:p text:style-name="P4">2ème colonne : identifiant de la famille</text:p>
        </text:list-item>
        <text:list-item>
          <text:p text:style-name="P4">3ème colonne : identifiant du document. Utiliser un identifiant existant indique une modification du document existant. Un identifiant vide ou égal à zéro indique une création de document.</text:p>
        </text:list-item>
        <text:list-item>
          <text:p text:style-name="P4">4ème colonne : identifiant du dossier où insérer le document. Si un identificateur est précisé le document est référencé dans le dossier (s'il n'y est pas déjà). Si l'identificateur n'est pas précisé (vide ou zéro), le document est référencé dans le dossier courant (celui qui est sélectionné dans l'arborescence). Si l'identifiant est '-' alors il ne sera référencé dans aucun dossier.</text:p>
        </text:list-item>
      </text:list>
      <text:p text:style-name="Text_20_body">Les colonnes suivantes décrivent les valeurs des attributs du document.</text:p>
      <text:h text:style-name="Heading_20_6" text:outline-level="6"><text:bookmark-start text:name="ordre_des_attributs"/>Ordre des attributs<text:bookmark-end text:name="ordre_des_attributs"/></text:h>
      <text:p text:style-name="Text_20_body"><draw:frame draw:style-name="fr2" draw:name="58" text:anchor-type="as-char" svg:width="2.117cm" svg:height="0.397cm" draw:z-index="2"><draw:image xlink:href="Pictures/10000200000000500000000F05C54FAA.gif" xlink:type="simple" xlink:show="embed" xlink:actuate="onLoad"/></draw:frame> ORDER </text:p>
      <text:h text:style-name="Heading_20_6" text:outline-level="6"><text:bookmark-start text:name="cles_d_imports"/>Clés d'imports<text:bookmark-end text:name="cles_d_imports"/></text:h>
      <text:p text:style-name="Text_20_body"><draw:frame draw:style-name="fr2" draw:name="59" text:anchor-type="as-char" svg:width="2.117cm" svg:height="0.397cm" draw:z-index="3"><draw:image xlink:href="Pictures/10000200000000500000000F05C54FAA.gif" xlink:type="simple" xlink:show="embed" xlink:actuate="onLoad"/></draw:frame> KEYS </text:p>
      <text:h text:style-name="Heading_20_5" text:outline-level="5"><text:bookmark-start text:name="importation_generale_de_documents_sans_fichier"/>Importation générale de documents sans fichier<text:bookmark-end text:name="importation_generale_de_documents_sans_fichier"/></text:h>
      <text:p text:style-name="Text_20_body"><draw:frame draw:style-name="fr2" draw:name="60" text:anchor-type="as-char" svg:width="2.593cm" svg:height="1.296cm" draw:z-index="4"><draw:image xlink:href="Pictures/100000000000006200000031BCDE429A.gif" xlink:type="simple" xlink:show="embed" xlink:actuate="onLoad"/></draw:frame>L'importation de document utilise un fichier de même format que pour l'exportation. <text:span text:style-name="Strong_20_Emphasis">Par contre, certains attributs présents dans le fichiers d'exportation peuvent ne pas être présents dans le fichier </text:span><text:soft-page-break/><text:span text:style-name="Strong_20_Emphasis">d'importation</text:span>. Pour réutiliser un fichier issu de l'exportation, il faudra bien s'assurer que les colonnes soient les mêmes (ordre et définition) que celles demandées. </text:p>
      <table:table table:name="Tableau41" table:style-name="Tableau41">
        <table:table-column table:style-name="Tableau41.A"/>
        <table:table-column table:style-name="Tableau41.B"/>
        <table:table-row>
          <table:table-cell table:style-name="Tableau41.A1" office:value-type="string">
            <text:p text:style-name="Table_20_Contents"><draw:frame draw:style-name="fr2" draw:name="61" text:anchor-type="as-char" svg:width="1.27cm" svg:height="1.27cm" draw:z-index="5"><draw:image xlink:href="Pictures/1000020100000030000000306FA01330.png" xlink:type="simple" xlink:show="embed" xlink:actuate="onLoad"/></draw:frame></text:p>
          </table:table-cell>
          <table:table-cell table:style-name="Tableau41.B1" office:value-type="string">
            <text:p text:style-name="Text_20_body">On ne peux pas importer des attributs qui sont calculés en fonction des données de la base : ils seraient systématiquement écrasé par le nouveau calcul.</text:p>
          </table:table-cell>
        </table:table-row>
      </table:table>
      <text:p text:style-name="Text_20_body"><draw:frame draw:style-name="fr2" draw:name="62" text:anchor-type="as-char" svg:width="18.283cm" style:rel-width="100%" svg:height="10.372cm" style:rel-height="scale" draw:z-index="6"><draw:image xlink:href="Pictures/10000000000002B300000188D2C2963B.gif" xlink:type="simple" xlink:show="embed" xlink:actuate="onLoad"/></draw:frame><text:line-break/><text:line-break/><text:line-break/></text:p>
      <text:p text:style-name="Text_20_body">Pour importer un fichier décrivant des documents, il faut sélectionner <text:span text:style-name="Emphasis">import de documents</text:span> dans la barre de menu Outils. Afin de voir les formats d'importation des familles il suffit de sélectionner la famille souhaitée.</text:p>
      <text:p text:style-name="Text_20_body">L'import de fichiers associés aux attributs de type <text:span text:style-name="Emphasis">file</text:span> et <text:span text:style-name="Emphasis">image</text:span> n'est pas possible dans ce cas.</text:p>
      <text:p text:style-name="Text_20_body">Avant l'import, il est nécessaire d'analyser le fichier d'import pour être sûr de ce qu'on importe. L'analyse indique le titre du document importé si le document est un nouveau ou une mise à jour et dans quel dossier il va être placé.</text:p>
      <text:p text:style-name="Text_20_body">S'il y a au moins un document, les boutons d'importations sont activés. Si le nombre de documents est supérieur au paramètre FDL_MAX_FGEXPORTDOC, l'importation directe reste désactivée seul l'importation en tâche de fond est possible.</text:p>
      <text:p text:style-name="Text_20_body">Les nouveaux documents (pas d'identificateur spécifié) qui ont le même titre qu'un document existant de la même famille sont ignorés par défaut. Ils peuvent être ajouté si on change la politique d'import. Dans le cas '<text:span text:style-name="Emphasis">Ajout nouveau document</text:span>', un nouveau document avec le même titre qu'un document existant sera créé.</text:p>
      <text:p text:style-name="Text_20_body"><text:soft-page-break/>Dans le cas de l'importation en tâche de fond, le rapport d'importation sera envoyé au mail spécifié (par défaut celui de l'utilisateur) une fois l'import effectué.</text:p>
      <text:h text:style-name="Heading_20_6" text:outline-level="6"><text:bookmark-start text:name="importation_specifique_de_documents_sans_fichier"/>Importation spécifique de documents sans fichier<text:bookmark-end text:name="importation_specifique_de_documents_sans_fichier"/></text:h>
      <text:p text:style-name="Text_20_body"><draw:frame draw:style-name="fr2" draw:name="63" text:anchor-type="as-char" svg:width="2.275cm" svg:height="2.937cm" draw:z-index="7"><draw:image xlink:href="Pictures/10000000000000560000006F87434432.gif" xlink:type="simple" xlink:show="embed" xlink:actuate="onLoad"/></draw:frame><draw:frame draw:style-name="fr2" draw:name="64" text:anchor-type="as-char" svg:width="6.376cm" svg:height="7.752cm" draw:z-index="8"><draw:image xlink:href="Pictures/10000000000002870000030AC4294BBF.gif" xlink:type="simple" xlink:show="embed" xlink:actuate="onLoad"/></draw:frame>Plus d'options d'importation sont disponibles avec ce type d'importation. Par contre la construction du fichier CSV reste la même. Cette importation est disponible via l'application '<text:span text:style-name="Emphasis">Gestion par famille</text:span>', dans le menu '<text:span text:style-name="Emphasis">outils</text:span>' choisir '<text:span text:style-name="Emphasis">fichier à importer</text:span>' ou par le bouton '<text:span text:style-name="Emphasis">import spécifique</text:span>' disponible sur l'interface d'importation générale.</text:p>
      <text:p text:style-name="Text_20_body">Cette importation peut être utilisée pour l'importation d'un ensemble de documents de la même famille. Il faut auparavant sélectionner la famille que l'on veut importer avant de sélectionner '<text:span text:style-name="Emphasis">fichier à importer</text:span>'.</text:p>
      <text:p text:style-name="Text_20_body"><draw:frame draw:style-name="fr2" draw:name="65" text:anchor-type="as-char" svg:width="16.563cm" svg:height="8.149cm" draw:z-index="9"><draw:image xlink:href="Pictures/1000000000000272000001343CF69BFF.gif" xlink:type="simple" xlink:show="embed" xlink:actuate="onLoad"/></draw:frame>Avec ce type d'importation, l'utilisateur peut choisir l'ordre des colonnes composant le CSV en cliquant sur '<text:span text:style-name="Emphasis">ordre des colonnes</text:span>'. Les quatre premières colonnes (DOC;&lt;id famille&gt;;&lt;id document&gt;; &lt;id dossier&gt; restent immuables. Par défaut l'ordre des colonnes est celui défini par la famille. Vous pouvez soit supprimer des colonnes, soit modifier leur ordre. Pour supprimer il faut <text:soft-page-break/>sélectionner la (les) colonne(s) et les déplacer dans le cadre de droite (bouton $-3ÌÎ). Pour changer l'ordre des colonnes, il faut utiliser les boutons ÌÍ et ÌÏ .L'ordre et la définition des colonnes utilisés sera celui du cadre de gauche. Lorsque vous modifiez cet ordre, l'écriture des colonnes en bas est aussitôt modifié. Vous pouvez utiliser ces deux lignes inscrites dans le cadre pour votre fichier CSV afin d'indiquer l'ordre de vos colonnes. La première ligne 'ORDER' indique au logiciel le nouvel ordre des attributs d'importation établi pour cette famille. S'il n'y a pas de ligne ORDER dans le fichier, l'ordre sera celui défini dans le cadre gauche. Dans le cas contraire ce sera l'ordre défini dans le fichier qui sera pris en compte. Les quatre premières colonnes d'une ligne ORDER sont composées du mot-clef 'ORDER', de l'identificateur de la famille puis de deux colonnes non utilisées (servant seulement pour l'alignement avec les lignes DOC). Les colonnes suivantes contiennent les identifiant des attributs de la famille. La deuxième ligne inscrite dans le cadre du bas ('#DOC') sert juste à aider l'utilisateur sur la signification des colonnes.</text:p>
      <text:p text:style-name="Text_20_body"><draw:frame draw:style-name="fr2" draw:name="66" text:anchor-type="as-char" svg:width="9.71cm" svg:height="7.673cm" draw:z-index="10"><draw:image xlink:href="Pictures/100000000000016F00000122F942ADF4.gif" xlink:type="simple" xlink:show="embed" xlink:actuate="onLoad"/></draw:frame>Le cadre dossier indique tous les dossiers fils et petit-fils du dossier par défaut défini par la famille. Lors d'un importation, vous pouvez choisir l'emplacement des documents importé dans un ou plusieurs des dossiers proposés.</text:p>
      <text:p text:style-name="Text_20_body">Le cadre 'Politique' permet de choisir la politique d'importation lorsqu'un document à importer possède des similitudes avec un document existant. La similitude est détectée par défaut si un document d'une même famille possède le même titre. L'utilisateur peut modifier les clefs de recherche de similitude en utilisant un ou deux attributs de la famille (exemple : pour un article manufacturé on peut définir que l'on a affaire à un même document si la référence constructeur et le constructeur sont identiques).</text:p>
      <text:p text:style-name="Text_20_body"><draw:frame draw:style-name="fr2" draw:name="67" text:anchor-type="as-char" svg:width="18.071cm" style:rel-width="100%" svg:height="2.487cm" style:rel-height="scale" draw:z-index="11"><draw:image xlink:href="Pictures/10000000000002AB0000005E86192853.gif" xlink:type="simple" xlink:show="embed" xlink:actuate="onLoad"/></draw:frame><text:line-break/>La cadre '<text:span text:style-name="Emphasis">valeurs par défaut</text:span>' permet d'affecter des valeurs à toutes valeurs nulles (vides) définies dans le fichier d'importation. Ces valeurs par défaut sont uniquement utilisées pour des nouveaux documents, pas pour les mise à jours.</text:p>
      <text:p text:style-name="Text_20_body"><text:soft-page-break/><draw:frame draw:style-name="fr2" draw:name="68" text:anchor-type="as-char" svg:width="17.621cm" style:rel-width="100%" svg:height="11.06cm" style:rel-height="scale" draw:z-index="20"><draw:image xlink:href="Pictures/100000000000029A000001A26D01281D.gif" xlink:type="simple" xlink:show="embed" xlink:actuate="onLoad"/></draw:frame><text:line-break/>La case '<text:span text:style-name="Emphasis">Analyse seulement</text:span>' est cochée par défaut. Si vous appuyez sur '<text:span text:style-name="Emphasis">Importation CSV</text:span>' alors l'analyse du fichier sera effectuée et le résultat sera affiché dans le cadre du bas.</text:p>
      <text:p text:style-name="Text_20_body"><draw:frame draw:style-name="fr2" draw:name="69" text:anchor-type="as-char" svg:width="21.167cm" style:rel-width="100%" svg:height="4.445cm" style:rel-height="scale" draw:z-index="21"><draw:image xlink:href="Pictures/100000000000056B000001236683EDAE.gif" xlink:type="simple" xlink:show="embed" xlink:actuate="onLoad"/></draw:frame><text:line-break/>Les ajouts sont notifiés en vert, les modifications en jaune et les document ignorés en rouge.</text:p>
      <text:p text:style-name="Text_20_body">Le résultat de l'analyse indique le nombre de documents à prendre en compte (ajouté ou modifié). Il indique pour chaque ligne du fichier, l'interprétation effectuée et l'action qu'il entreprendra. Si l'analyse est conforme aux attendus vous pouvez décocher 'analyse seulement' est lancer réellement l'importation. Le résultat apparaîtra dans le cadre du bas à la place de l'analyse.</text:p>
      <text:h text:style-name="Heading_20_6" text:outline-level="6"><text:bookmark-start text:name="importation_d_arborescence"/>Importation d'arborescence<text:bookmark-end text:name="importation_d_arborescence"/></text:h>
      <text:p text:style-name="Text_20_body"><draw:frame draw:style-name="fr2" draw:name="70" text:anchor-type="as-char" svg:width="2.593cm" svg:height="1.296cm" draw:z-index="22"><draw:image xlink:href="Pictures/10000000000000620000003138C234F4.gif" xlink:type="simple" xlink:show="embed" xlink:actuate="onLoad"/></draw:frame>L'importation d'une arborescence de fichiers peut être effectuée avec l'importation d'archive. L'archive contient une arborescence de répertoires contenant des fichiers. L'arborescence de répertoires sera rattachée au plan de classement en créant une arborescence de dossiers. Ensuite les fichiers ou les descriptions de documents seront insérés dans ces dossiers.</text:p>
      <text:p text:style-name="Text_20_body">Cette archive permet : </text:p>
      <text:list xml:id="list1569760907" text:style-name="List_20_1">
        <text:list-item>
          <text:p text:style-name="P4"><text:soft-page-break/>de créer un plan de classement</text:p>
        </text:list-item>
        <text:list-item>
          <text:p text:style-name="P4">d'ajouter des documents contenant des fichiers avec des caractéristiques</text:p>
        </text:list-item>
        <text:list-item>
          <text:p text:style-name="P4">d'insérer des fichiers sans caractéristique</text:p>
        </text:list-item>
      </text:list>
      <text:p text:style-name="Text_20_body"><text:line-break/><text:line-break/></text:p>
      <text:h text:style-name="Heading_20_7" text:outline-level="7"><text:bookmark-start text:name="constitution_de_l_archive"/>Constitution de l'archive<text:bookmark-end text:name="constitution_de_l_archive"/></text:h>
      <text:p text:style-name="Text_20_body">Vous devez créer sur votre machine locale votre arborescence de répertoires. Dans chacun de vos répertoires vous placez les fichiers à importer. Ces fichiers seront par défaut ajoutés dans le dossier correspondant à votre plan de classement.</text:p>
      <text:p text:style-name="Text_20_body">Dans chaque répertoire, un fichier de description nommé <text:span text:style-name="Emphasis">fdl.csv</text:span> doit être créé pour indiquer les caractéristiques des fichiers. Si ce fichier n'est pas présent la conversion par défaut sera effectuée et aucune caractéristique ne sera présente dans les documents contenant les fichiers du répertoire. Ce fichier de description est tel qu'il est décrit dans le paragraphe précédant. Pour les attributs de type <text:span text:style-name="Emphasis">fichiers</text:span>, il suffit d'indiquer le chemin relatif vers le fichier.</text:p>
      <table:table table:name="Tableau42" table:style-name="Tableau42">
        <table:table-column table:style-name="Tableau42.A" table:number-columns-repeated="6"/>
        <table:table-column table:style-name="Tableau42.G"/>
        <table:table-row>
          <table:table-cell table:style-name="Tableau42.A1" office:value-type="string">
            <text:p text:style-name="Table_20_Heading">FAM </text:p>
          </table:table-cell>
          <table:table-cell table:style-name="Tableau42.A1" office:value-type="string">
            <text:p text:style-name="Table_20_Heading">image(IMAGE)</text:p>
          </table:table-cell>
          <table:table-cell table:style-name="Tableau42.A1" office:value-type="string">
            <text:p text:style-name="Table_20_Heading">&lt;specid&gt; </text:p>
          </table:table-cell>
          <table:table-cell table:style-name="Tableau42.A1" office:value-type="string">
            <text:p text:style-name="Table_20_Heading">&lt;fldid&gt; </text:p>
          </table:table-cell>
          <table:table-cell table:style-name="Tableau42.A1" office:value-type="string">
            <text:p text:style-name="Table_20_Heading">titre </text:p>
          </table:table-cell>
          <table:table-cell table:style-name="Tableau42.A1" office:value-type="string">
            <text:p text:style-name="Table_20_Heading">image </text:p>
          </table:table-cell>
          <table:table-cell table:style-name="Tableau42.A1" office:value-type="string">
            <text:p text:style-name="Table_20_Heading">description </text:p>
          </table:table-cell>
        </table:table-row>
        <table:table-row>
          <table:table-cell table:style-name="Tableau42.A1" office:value-type="string">
            <text:p text:style-name="P1">ORDER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able:table-cell>
          <table:table-cell table:style-name="Tableau42.A1" office:value-type="string">
            <text:p text:style-name="P1">img_title </text:p>
          </table:table-cell>
          <table:table-cell table:style-name="Tableau42.A1" office:value-type="string">
            <text:p text:style-name="P1">img_file </text:p>
          </table:table-cell>
          <table:table-cell table:style-name="Tableau42.A1" office:value-type="string">
            <text:p text:style-name="P1">img_description </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place principale </text:p>
          </table:table-cell>
          <table:table-cell table:style-name="Tableau42.A1" office:value-type="string">
            <text:p text:style-name="P1">photos/Carnaval 005.jpg </text:p>
          </table:table-cell>
          <table:table-cell table:style-name="Tableau42.A1" office:value-type="string">
            <text:p text:style-name="P1">vue du balcon\navec les bandas</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animations </text:p>
          </table:table-cell>
          <table:table-cell table:style-name="Tableau42.A1" office:value-type="string">
            <text:p text:style-name="P1">photos/Carnaval 006.jpg </text:p>
          </table:table-cell>
          <table:table-cell table:style-name="Tableau42.A1" office:value-type="string">
            <text:p text:style-name="P1"/>
          </table:table-cell>
        </table:table-row>
      </table:table>
      <text:p text:style-name="Text_20_body">Dans l'exemple ci-dessus, le fichier <text:span text:style-name="Emphasis">fdl.csv</text:span> indique la création de trois documents en attachant trois fichiers de l'archives. Le répertoire courant contient ici un sous répertoire <text:span text:style-name="Emphasis">photos</text:span> contenant les fichiers jpeg.</text:p>
      <text:p text:style-name="Text_20_body">Pour chaque fichier de description, le mot-clef DFAMID indique la famille de conversion par défaut pour les fichiers non référencés. Ces fichiers sont ceux qui n'ont pas été spécifiés dans un des fichiers de description de l'archive. S'il n'y a pas de redéfinition de DFAMID dans les sous répertoires, la famille par défaut définie par le répertoire père sera réutilisé. Le fichier de description décrit le document du dossier courant. Il ne peut pas décrire des documents d'autres dossiers. Les colonnes <text:span text:style-name="Emphasis">&lt;special id&gt;</text:span> et <text:span text:style-name="Emphasis">&lt;special dirid&gt;</text:span> doivent être vides dans ce cas pour l'ajout de document.</text:p>
      <text:p text:style-name="Text_20_body">De même que pour la famille des fichiers par défaut, le mot-clef DFLDID indique la famille du container par défaut pour les répertoires. Par défaut DFLDID est l'identifiant de la famille dossier. Il faut obligatoirement que cet identificateur soit une famille dérivée de dossier.</text:p>
      <text:p text:style-name="Text_20_body">Une fois l'arborescence, les fichiers et les fichiers de description remplis, il suffit de créer une archive sur votre poste local. Le format de fichier de <text:soft-page-break/>l'archive peut être un tar compressé (tar.gz, tgz, tar.bz2). La compression du tar peut être effectuée soit par gzip (par défaut), soit par bzip2. Ce format peut aussi être un Zip (répertoire compressé par défaut sous Windows).</text:p>
      <text:p text:style-name="Text_20_body">Voici un exemple très simple d'une archive contenant 2 images :FIXME internalmedia: freedom_2.14:admin:mes_images.zip</text:p>
      <text:h text:style-name="Heading_20_7" text:outline-level="7"><text:bookmark-start text:name="telechargement_de_l_archive"/>Téléchargement de l'archive<text:bookmark-end text:name="telechargement_de_l_archive"/></text:h>
      <text:p text:style-name="Text_20_body"><draw:frame draw:style-name="fr2" draw:name="71" text:anchor-type="as-char" svg:width="8.149cm" svg:height="4.868cm" draw:z-index="16"><draw:image xlink:href="Pictures/10000000000001E800000121BEA7E758.gif" xlink:type="simple" xlink:show="embed" xlink:actuate="onLoad"/></draw:frame>Une fois l'archive créé, il faut la transférer sur le serveur documentaire. Si l'archive est assez petite en taille, un transfert classique peut être effectué. La taille maximum d'importation dépend de la configuration de PHP (<text:a xlink:type="simple" xlink:href="http://fr2.php.net/manual/fr/ini.core.php#ini.upload-max-filesize">Upload configuration</text:a>) au niveau du serveur. Une modification de ce paramètre implique un redémarrage de Apache.</text:p>
      <text:p text:style-name="Text_20_body">Si l'archive est trop volumineuse, un transfert plus classique (scp, ftp) peut être effectué par l'administrateur. Il faut alors la placer sous le répertoire suivant du serveur : &lt;FREEDOM_UPLOADDIR&gt;/&lt;login&gt;/tars</text:p>
      <text:p text:style-name="Text_20_body">Où FREEDOM_UPLOADDIR est le paramètre applicatif indiquant le répertoire de stockage (par défaut /tmp/upload), login est le nom de connexion de l'utilisateur. Par exemple pour jean.martin le répertoire de stockage des archives sera /tmp/upload/jean.martin/tars/.</text:p>
      <text:p text:style-name="Text_20_body">Une fois l'archive téléchargée, il suffit d'aller aux archives pour voir le résultat de l'extraction.</text:p>
      <text:p text:style-name="Text_20_body"><text:span text:style-name="Strong_20_Emphasis">Les fichiers commençant par un point sont ignorés.</text:span></text:p>
      <text:h text:style-name="Heading_20_7" text:outline-level="7"><text:bookmark-start text:name="analyse_de_l_archive"/>Analyse de l'archive<text:bookmark-end text:name="analyse_de_l_archive"/></text:h>
      <text:p text:style-name="Text_20_body"><draw:frame draw:style-name="fr2" draw:name="72" text:anchor-type="as-char" svg:width="20.135cm" style:rel-width="100%" svg:height="8.44cm" style:rel-height="scale" draw:z-index="17"><draw:image xlink:href="Pictures/10000000000002F90000013F010439B2.gif" xlink:type="simple" xlink:show="embed" xlink:actuate="onLoad"/></draw:frame><text:line-break/>Le résultat de l'extraction est visible dans la première partie de la fenêtre. S'il y <text:soft-page-break/>a plusieurs archives on peut sélectionner celle que l'on souhaite. Seules les archives téléchargées par l'utilisateur sont présentées ici. Ces archives sont dans un espace temporaire et elles peuvent être supprimées.</text:p>
      <text:p text:style-name="Text_20_body">La seconde partie montre ce qui sera effectué lors de l'importation dans la base documentaire.</text:p>
      <text:p text:style-name="Text_20_body">Trois options d'importation sont proposées:</text:p>
      <text:p text:style-name="Text_20_body">Dans tous les cas les dossiers sont créés conformément à l'arborescence de fichiers. </text:p>
      <text:list xml:id="list2167982446" text:style-name="List_20_1">
        <text:list-item>
          <text:p text:style-name="P4">Seul fichier CSV : si coché ne traite que des documents qui sont décrits dans les fichiers <text:span text:style-name="Emphasis">fdl.csv</text:span>. Sinon traite d'abord les documents issus des fichiers de description puis des fichiers non référencés.</text:p>
        </text:list-item>
        <text:list-item>
          <text:p text:style-name="P4">Famille fichier par défaut : famille utilisée pour les fichiers non référencés dans le cas où DFAMID n'est pas renseigné</text:p>
        </text:list-item>
        <text:list-item>
          <text:p text:style-name="P4">Famille dossier par défaut : famille utilisée pour les répertoires dans le cas où DFLDID n'est pas renseigné</text:p>
        </text:list-item>
        <text:list-item>
          <text:p text:style-name="P4">Dossier racine : ajoute un dossier pour contenir l'ensemble de l'importation de l'archive. Le nom du dossier est celui de l'archive. Il peut être modifié après l'importation.</text:p>
        </text:list-item>
      </text:list>
      <text:p text:style-name="Text_20_body">À chaque modification d'options, il faut relancer l'analyse pour effectuer l'importation.</text:p>
      <text:p text:style-name="Text_20_body"><text:line-break/><text:line-break/></text:p>
      <text:p text:style-name="Text_20_body"><draw:frame draw:style-name="fr2" draw:name="73" text:anchor-type="as-char" svg:width="22.516cm" style:rel-width="100%" svg:height="12.25cm" style:rel-height="scale" draw:z-index="19"><draw:image xlink:href="Pictures/1000000000000353000001CF605A4DF2.gif" xlink:type="simple" xlink:show="embed" xlink:actuate="onLoad"/></draw:frame><text:line-break/><text:line-break/><text:line-break/></text:p>
      <text:h text:style-name="Heading_20_7" text:outline-level="7"><text:bookmark-start text:name="importation_de_l_archive"/><text:soft-page-break/>Importation de l'archive<text:bookmark-end text:name="importation_de_l_archive"/></text:h>
      <text:p text:style-name="Text_20_body">Une fois que l'analyse est conforme à vos attentes il suffit de lancer l'importation en tâche de fond. Un email vous sera envoyé avec le résultat de l'analyse dès que l'importation sera finie.</text:p>
      <text:p text:style-name="Text_20_body">Après importation, vous pouvez alors supprimer l'archive afin d'éviter une deuxième importation non souhaitée.</text:p>
      <text:h text:style-name="Heading_20_7" text:outline-level="7"><text:bookmark-start text:name="importation_de_profils"/>Importation de profils<text:bookmark-end text:name="importation_de_profils"/></text:h>
      <text:h text:style-name="Heading_20_8" text:outline-level="8"><text:bookmark-start text:name="creation_de_profil"/>Création de profil<text:bookmark-end text:name="creation_de_profil"/></text:h>
      <text:p text:style-name="Text_20_body">Pour créer un profil, il faut créer un document profil en utilisant la famille "PDOC". </text:p>
      <text:p text:style-name="Text_20_body"><draw:frame draw:style-name="fr4" draw:name="Objet3" text:anchor-type="paragraph" svg:x="-0.125cm" svg:y="0.004cm" svg:width="16.803cm" svg:height="1.425cm" draw:z-index="15"><draw:object xlink:href="./Object 3" xlink:type="simple" xlink:show="embed" xlink:actuate="onLoad"/><draw:image xlink:href="./ObjectReplacements/Object 3" xlink:type="simple" xlink:show="embed" xlink:actuate="onLoad"/></draw:frame>Pour les profils de dossier vous devez utiliser la famille PDIR, pour les recherches la famille PSERACH et pour les familles la famille PFAM.</text:p>
      <text:h text:style-name="Heading_20_8" text:outline-level="8"><text:bookmark-start text:name="affectation_de_profil"/>Affectation de profil<text:bookmark-end text:name="affectation_de_profil"/></text:h>
      <text:p text:style-name="Text_20_body">Pour ajouter des droits à un profil de document, vous pouvez utiliser le mot-clef "PROFIL".</text:p>
      <text:p text:style-name="Text_20_body">Le mot-clef (colonne 3) "ADD" indiquera le comportement par défaut à savoir l'ajout. Le mot-clef "DELETE" indiquera une suppression de droit: on supprimera les droits spécifiés (s'ils existent).</text:p>
      <text:p text:style-name="Text_20_body">Les droiits sont décrit à partir de la colonne 5. La syntaxe est la suivante :</text:p>
      <text:p text:style-name="Preformatted_20_Text">&lt;acl&gt;=&lt;identifiant groupe ou utilisateur&gt;[,&lt;identifiant groupe ou utilisateur&gt;]</text:p>
      <text:p text:style-name="Text_20_body">l'acl est le nom du droit :</text:p>
      <text:list xml:id="list431121667" text:style-name="L1">
        <text:list-item>
          <text:p text:style-name="P5">view : voir le document</text:p>
        </text:list-item>
        <text:list-item>
          <text:p text:style-name="P5">edit: <text:s/>: éditer/modifier le document</text:p>
        </text:list-item>
        <text:list-item>
          <text:p text:style-name="P5">delete : supprimer le document</text:p>
        </text:list-item>
        <text:list-item>
          <text:p text:style-name="P5">unlock, <text:s/>déverrouiller un autre verrou que le sien</text:p>
        </text:list-item>
      </text:list>
      <text:p text:style-name="Text_20_body">Consulter le chapitre Sécurité pour voir de manière exhaustive les droits possibles.</text:p>
      <text:p text:style-name="Text_20_body">Ces droits peuvent être différents suivant les familles. Ainsi pour les profils de dossier, les <text:s/>trouve aussi les droits :</text:p>
      <text:list xml:id="list1225579454" text:style-name="L2">
        <text:list-item>
          <text:p text:style-name="P6">open : ouvrir le contenu d'un dossier</text:p>
        </text:list-item>
        <text:list-item>
          <text:p text:style-name="P6">modify : modifier le contenu d'un dossier (enlever ou ajouter un document)</text:p>
        </text:list-item>
      </text:list>
      <text:p text:style-name="Text_20_body"/>
      <text:p text:style-name="Text_20_body">PROFIL;MY_PROFIL;;RESET;;view=GDEFAULT;edit=GDEFAULT<text:line-break/>PROFIL;MY_PROFIL;;ADD;;view=GDEFAULT;edit=GDEFAULT<text:line-break/>PROFIL;MY_PROFIL;;DELETE;;view=GDEFAULT;edit=GDEFAULT</text:p>
      <text:p text:style-name="Text_20_body">Il est possible d'indiquer plusieurs utilisateur ou groupe </text:p>
      <text:p text:style-name="Text_20_body"><text:soft-page-break/>Le signe - indique un droit négatif (boule rouge)</text:p>
      <text:p text:style-name="Text_20_body">PROFIL;MY_PROFIL;;ADD;;view=GDEFAULT;-edit=GDEFAULT</text:p>
      <text:p text:style-name="Text_20_body"/>
      <text:p text:style-name="Text_20_body"><draw:frame draw:style-name="fr4" draw:name="Objet1" text:anchor-type="paragraph" svg:x="0.332cm" svg:y="-0.132cm" svg:width="14.422cm" svg:height="0.875cm" draw:z-index="13"><draw:object xlink:href="./Object 1" xlink:type="simple" xlink:show="embed" xlink:actuate="onLoad"/><draw:image xlink:href="./ObjectReplacements/Object 1" xlink:type="simple" xlink:show="embed" xlink:actuate="onLoad"/></draw:frame></text:p>
      <text:p text:style-name="Text_20_body">Pour les profils dynamiques, il est possible de mettre au lieu de l'utilisateur, l'identifiant de l'attribut:</text:p>
      <text:p text:style-name="Text_20_body"/>
      <text:p text:style-name="Text_20_body"><draw:frame draw:style-name="fr4" draw:name="Objet2" text:anchor-type="paragraph" svg:x="0.012cm" svg:y="-0.076cm" svg:width="16.776cm" svg:height="0.399cm" draw:z-index="14"><draw:object xlink:href="./Object 2" xlink:type="simple" xlink:show="embed" xlink:actuate="onLoad"/><draw:image xlink:href="./ObjectReplacements/Object 2" xlink:type="simple" xlink:show="embed" xlink:actuate="onLoad"/></draw:frame></text:p>
      <text:h text:style-name="Heading_20_7" text:outline-level="7"><text:bookmark-start text:name="definitions_des_accessibilites"/>Définitions des accessibilités<text:bookmark-end text:name="definitions_des_accessibilites"/></text:h>
      <text:p text:style-name="Text_20_body">Permet d'ajouter des droits sur les applications. </text:p>
      <text:p text:style-name="Text_20_body">La colonne n°2 indique l'identifiant du groupe. L'identifiant est le nom logique du document ou l'identifiant système du groupe (attribut 'us_whatid').</text:p>
      <text:p text:style-name="Text_20_body"><draw:frame draw:style-name="fr5" draw:name="Objet4" text:anchor-type="paragraph" svg:width="13.548cm" svg:height="0.9cm" draw:z-index="23"><draw:object xlink:href="./Object 4" xlink:type="simple" xlink:show="embed" xlink:actuate="onLoad"/><draw:image xlink:href="./ObjectReplacements/Object 4" xlink:type="simple" xlink:show="embed" xlink:actuate="onLoad"/></draw:frame>Voir aussi chapitre Importation de groupes et gestion des droits sur les actions.</text:p>
      <text:h text:style-name="Heading_20_7" text:outline-level="7"><text:bookmark-start text:name="divers"/>Divers<text:bookmark-end text:name="divers"/></text:h>
      <text:h text:style-name="Heading_20_8" text:outline-level="8"><text:bookmark-start text:name="affectation_d_icone"/>Affectation d'icone<text:bookmark-end text:name="affectation_d_icone"/></text:h>
      <text:p text:style-name="Text_20_body">Permet de changer l'icone d'un document.</text:p>
      <text:p text:style-name="Text_20_body"><draw:frame draw:style-name="fr4" draw:name="Objet5" text:anchor-type="paragraph" svg:x="1.734cm" svg:y="-0.007cm" svg:width="6.775cm" svg:height="0.9cm" draw:z-index="24"><draw:object xlink:href="./Object 5" xlink:type="simple" xlink:show="embed" xlink:actuate="onLoad"/><draw:image xlink:href="./ObjectReplacements/Object 5" xlink:type="simple" xlink:show="embed" xlink:actuate="onLoad"/><svg:desc>Objet OLE</svg:desc></draw:frame></text:p>
      <text:p text:style-name="Text_20_body">La colonne n°2 indique l'iddentifiant d'un document. La colonne n°3 indique un nom de fichier image. Ce fichier doit être présent sur le serveur dans le répertoire 'images'.</text:p>
      <text:h text:style-name="Heading_20_5" text:outline-level="5"><text:bookmark-start text:name="importation_de_documents_famille1"/>Importation de documents famille<text:bookmark-end text:name="importation_de_documents_famille1"/></text:h>
      <text:p text:style-name="Text_20_body">Voir chapitre Famille</text:p>
      <text:h text:style-name="Heading_20_5" text:outline-level="5"><text:bookmark-start text:name="importation_de_table_d_echanges_freedom_-_ldap"/>Importation de table d'échanges FREEDOM -&gt; LDAP<text:bookmark-end text:name="importation_de_table_d_echanges_freedom_-_ldap"/></text:h>
      <text:p text:style-name="Text_20_body">Les familles peuvent être exportés sur un LDAP. Chacunes des <text:s/>valeurs d'attributs peuvent être copiées dans un attribut LDAP.</text:p>
      <text:p text:style-name="Text_20_body"/>
      <text:p text:style-name="Text_20_body"><draw:frame draw:style-name="fr5" draw:name="Objet6" text:anchor-type="paragraph" svg:width="16.432cm" svg:height="2.372cm" draw:z-index="25"><draw:object xlink:href="./Object 6" xlink:type="simple" xlink:show="embed" xlink:actuate="onLoad"/><draw:image xlink:href="./ObjectReplacements/Object 6" xlink:type="simple" xlink:show="embed" xlink:actuate="onLoad"/></draw:frame>Cet extrait de table de correspondance indique que l'attribut grp_mail de la famille "groupe intranet" ira dans l'attribut "mail" du schéma inetOrgPerson. Il <text:soft-page-break/>est aussi possible de renseigner un attribut LDAP à l'aide d'un méthode. Ainsi l'attribut "cn" aura la valeur retournée par la méthod "::getLDAPTitle()". L'attribut "dn" (distinguish<text:span text:style-name="T3"> name</text:span>) indique sur quelle branche la carte LDAP sera attachée.</text:p>
      <text:p text:style-name="Text_20_body">Il est possible d'enregistrer plusieurs cartes LDAP pour un seul document freedom. Pour différencier les cartes on utilisera un index différent.</text:p>
      <text:p text:style-name="Text_20_body"/>
      <text:p text:style-name="Text_20_body"><draw:frame draw:style-name="fr5" draw:name="Objet7" text:anchor-type="paragraph" svg:width="17.087cm" svg:height="3.598cm" draw:z-index="26"><draw:object xlink:href="./Object 7" xlink:type="simple" xlink:show="embed" xlink:actuate="onLoad"/><draw:image xlink:href="./ObjectReplacements/Object 7" xlink:type="simple" xlink:show="embed" xlink:actuate="onLoad"/></draw:frame></text:p>
      <text:h text:style-name="Heading_20_5" text:outline-level="5"><text:bookmark-start text:name="importation_de_masse"/>Importation de masse<text:bookmark-end text:name="importation_de_masse"/></text:h>
      <text:p text:style-name="Text_20_body">Pour les importations importantes de document sans fichier, vous pouvez accélérer votre importation en utilisant le script wsh <text:span text:style-name="Source_20_Text">csv2sql</text:span>. Ce script transforme un fichier CSV (avec ';' comme séparateur) (ou ODS) contenant des DOC en commande sql prêtes à l'insertion en base de données.</text:p>
      <text:p text:style-name="Text_20_body">Ce script permet une importation brute. C'est à dire pas d'appel aux méthodes Doc::PostModify ou Doc::postCreate, pas de vérification d'unicité. </text:p>
      <text:p text:style-name="Preformatted_20_Text"># . /etc/freedom.conf<text:line-break/># wsh --api=csv2sql --file=/var/tmp/test.csv | psql freedom anakeen<text:line-break/></text:p>
      <text:p text:style-name="Text_20_body">Il est bien sûr fortement conseillé de bien vérifier la sortie du script avant l'injection.</text:p>
      <text:p text:style-name="Text_20_body">Dans les fichiers CSV, il faut obligatoirement que les DOC soient précédés d'une ligne ORDER indiquant la correspondance entre les colonnes et les attributs.</text:p>
      <text:p text:style-name="Text_20_body"/>
      <text:h text:style-name="Heading_20_4" text:outline-level="4">Importation XML</text:h>
      <text:p text:style-name="Text_20_body">L'importation de document peut être faite à l'aide de fichier XML tels que ceux produits par l'exportation XML. L'interface graphique pour importer est la même que pour les fichiers CSV et ODS. On y accède depuis la gestion documentaire (menu "outils/importer des documents").</text:p>
      <text:p text:style-name="Text_20_body">Le type de fichier accepté est soit un fichiers XML avec balise root "&lt;documents&gt;", soit un fichier zip contenant un ensemble de fichier XML importés. Ces fichiers XML doivent être conformes au schéma XML associé à la famille de document.</text:p>
      <text:p text:style-name="Text_20_body">Si vous importez un XML contenant des attributs relations et que dans votre XML vous n'indiquez pas explicitement un id ou un name alors une recherche par titre sera faite afin de trouver automatiquement le document qui a le même titre en cohérence avec la famille déclarée dans la relation au niveau de la famille. Si aucun id n'est trouvé la valeur de l'attribut sera vide.</text:p>
      <text:p text:style-name="Preformatted_20_Text"><text:soft-page-break/>&lt;an_espece&gt;Alligator&lt;/an_espece&gt;</text:p>
      <text:p text:style-name="Text_20_body">S'il y a un attribut 'id' ou 'name' c'est celui ci qui sera utilisé pour effectuer la relation ; dans ce cas le nom (contenu de la balise) est ignoré. </text:p>
      <text:p text:style-name="Preformatted_20_Text">&lt;an_espece <text:span text:style-name="regexp0_5f_xml">id=</text:span><text:span text:style-name="string_5f_xml">"4563"</text:span>&gt;Alligator&lt;/an_espece&gt;</text:p>
      <text:p text:style-name="Preformatted_20_Text">&lt;an_classe <text:span text:style-name="regexp0_5f_xml">name=</text:span><text:span text:style-name="string_5f_xml">"Reptilia"</text:span>&gt;Reptile&lt;/an_classe&gt;</text:p>
      <text:p text:style-name="Text_20_body">Les fichiers encodés contenus dans le XML sont insérés dans le documents et remplace le fichier original. </text:p>
      <text:h text:style-name="Heading_20_5" text:outline-level="5">Test de validité des fichiers XML</text:h>
      <text:p text:style-name="Text_20_body">Les fichiers XML peuvent être validés à l'aide du schéma avant importation.</text:p>
      <text:p text:style-name="Text_20_body">Cette vérification est à faire manuellement à l'aide du schéma correspondant. Lorsque vous importer une recherche sur une famille spécifique et que vous choisissez l'option "import XML avec Zip" alors cette archive contient le schéma XML. Vous pouvez utiliser le logiciel xmllint pour vérifier vos fichiers XML</text:p>
      <text:p text:style-name="Text_20_body"/>
      <text:p text:style-name="Preformatted_20_Text"><text:span text:style-name="T2">eric</text:span><text:span text:style-name="symbol0_5f_bash"><text:span text:style-name="T2">@</text:span></text:span><text:span text:style-name="T2">tarfful:~</text:span><text:span text:style-name="symbol0_5f_bash"><text:span text:style-name="T2">/</text:span></text:span><text:span text:style-name="T2">Bureau$ </text:span><text:span text:style-name="keyword1_5f_bash"><text:span text:style-name="T2">ls</text:span></text:span><text:span text:style-name="T2"> </text:span><text:span text:style-name="regexp4_5f_bash"><text:span text:style-name="T2">-l</text:span></text:span><text:span text:style-name="T2"> Recherche_totor.</text:span><text:span text:style-name="keyword1_5f_bash"><text:span text:style-name="T2">zip</text:span></text:span><text:span text:style-name="T2"> </text:span></text:p>
      <text:p text:style-name="Preformatted_20_Text"><text:span text:style-name="regexp4_5f_bash"><text:span text:style-name="T2">-rw-r--r--</text:span></text:span><text:span text:style-name="T2"> </text:span><text:span text:style-name="number_5f_bash"><text:span text:style-name="T2">1</text:span></text:span><text:span text:style-name="T2"> dev dev </text:span><text:span text:style-name="number_5f_bash"><text:span text:style-name="T2">189675</text:span></text:span><text:span text:style-name="T2"> </text:span><text:span text:style-name="number_5f_bash"><text:span text:style-name="T2">2010-06-16</text:span></text:span><text:span text:style-name="T2"> </text:span><text:span text:style-name="number_5f_bash"><text:span text:style-name="T2">13</text:span></text:span><text:span text:style-name="T2">:</text:span><text:span text:style-name="number_5f_bash"><text:span text:style-name="T2">39</text:span></text:span><text:span text:style-name="T2"> Recherche_totor.</text:span><text:span text:style-name="keyword1_5f_bash"><text:span text:style-name="T2">zip</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 </text:span><text:span text:style-name="keyword1_5f_bash"><text:span text:style-name="T2">mkdir</text:span></text:span><text:span text:style-name="T2"> </text:span><text:span text:style-name="keyword2_5f_bash"><text:span text:style-name="T2">test</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 </text:span><text:span text:style-name="keyword2_5f_bash"><text:span text:style-name="T2">cd</text:span></text:span><text:span text:style-name="T2"> </text:span><text:span text:style-name="keyword2_5f_bash"><text:span text:style-name="T2">test</text:span></text:span><text:span text:style-name="symbol0_5f_bash"><text:span text:style-name="T2">/</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text:span><text:span text:style-name="symbol0_5f_bash"><text:span text:style-name="T2">/</text:span></text:span><text:span text:style-name="keyword2_5f_bash"><text:span text:style-name="T2">test</text:span></text:span><text:span text:style-name="T2">$ </text:span><text:span text:style-name="keyword1_5f_bash"><text:span text:style-name="T2">unzip</text:span></text:span><text:span text:style-name="T2"> ..</text:span><text:span text:style-name="symbol0_5f_bash"><text:span text:style-name="T2">/</text:span></text:span><text:span text:style-name="T2">Recherche_totor.</text:span><text:span text:style-name="keyword1_5f_bash"><text:span text:style-name="T2">zip</text:span></text:span><text:span text:style-name="T2"> </text:span></text:p>
      <text:p text:style-name="Preformatted_20_Text"><text:span text:style-name="T2">Archive: <text:s/>../Recherche_totor.</text:span><text:span text:style-name="keyword1_5f_bash"><text:span text:style-name="T2">zip</text:span></text:span></text:p>
      <text:p text:style-name="Preformatted_20_Text"><text:span text:style-name="T2"><text:s text:c="2"/>inflating: Totor Alligator{</text:span><text:span text:style-name="number_5f_bash"><text:span text:style-name="T2">1148</text:span></text:span><text:span text:style-name="T2">}.xml <text:s text:c="2"/></text:span></text:p>
      <text:p text:style-name="Preformatted_20_Text"><text:span text:style-name="T2"><text:s text:c="2"/>inflating: Totor junior </text:span><text:span text:style-name="number_5f_bash"><text:span text:style-name="T2">1</text:span></text:span><text:span text:style-name="T2"> Alligator{</text:span><text:span text:style-name="number_5f_bash"><text:span text:style-name="T2">3307</text:span></text:span><text:span text:style-name="T2">}.xml <text:s/></text:span></text:p>
      <text:p text:style-name="Preformatted_20_Text"><text:span text:style-name="T2"><text:s text:c="2"/>inflating: Totor junior </text:span><text:span text:style-name="number_5f_bash"><text:span text:style-name="T2">2</text:span></text:span><text:span text:style-name="T2"> Alligator{</text:span><text:span text:style-name="number_5f_bash"><text:span text:style-name="T2">3308</text:span></text:span><text:span text:style-name="T2">}.xml <text:s/></text:span></text:p>
      <text:p text:style-name="Preformatted_20_Text"><text:span text:style-name="T2"><text:s text:c="2"/>inflating: Totor junior </text:span><text:span text:style-name="number_5f_bash"><text:span text:style-name="T2">3</text:span></text:span><text:span text:style-name="T2"> Alligator{</text:span><text:span text:style-name="number_5f_bash"><text:span text:style-name="T2">3309</text:span></text:span><text:span text:style-name="T2">}.xml <text:s/></text:span></text:p>
      <text:p text:style-name="Preformatted_20_Text"><text:span text:style-name="T2"><text:s text:c="2"/>inflating: Totor junior </text:span><text:span text:style-name="number_5f_bash"><text:span text:style-name="T2">4</text:span></text:span><text:span text:style-name="T2"> Alligator{</text:span><text:span text:style-name="number_5f_bash"><text:span text:style-name="T2">3310</text:span></text:span><text:span text:style-name="T2">}.xml <text:s/></text:span></text:p>
      <text:p text:style-name="P3"><text:s text:c="2"/>inflating: zoo_animal.xsd <text:s text:c="9"/></text:p>
      <text:p text:style-name="Preformatted_20_Text"><text:span text:style-name="T2">dev</text:span><text:span text:style-name="symbol0_5f_bash"><text:span text:style-name="T2">@</text:span></text:span><text:span text:style-name="T2">tarfful:~/Bureau/</text:span><text:span text:style-name="keyword2_5f_bash"><text:span text:style-name="T2">test</text:span></text:span><text:span text:style-name="T2">$ </text:span><text:span text:style-name="T1">xmllint</text:span><text:span text:style-name="T2"> </text:span><text:span text:style-name="regexp4_5f_bash"><text:span text:style-name="T2">--noout</text:span></text:span><text:span text:style-name="T2"> </text:span><text:span text:style-name="regexp4_5f_bash"><text:span text:style-name="T2">--schema</text:span></text:span><text:span text:style-name="T2"> zoo_animal.xsd <text:s/></text:span><text:span text:style-name="symbol0_5f_bash"><text:span text:style-name="T2">*</text:span></text:span><text:span text:style-name="T2">xml</text:span></text:p>
      <text:p text:style-name="Preformatted_20_Text"><text:span text:style-name="T2">Totor Alligator{</text:span><text:span text:style-name="number_5f_bash"><text:span text:style-name="T2">1148</text:span></text:span><text:span text:style-name="T2">}.xml validates</text:span></text:p>
      <text:p text:style-name="Preformatted_20_Text"><text:span text:style-name="T2">Totor junior </text:span><text:span text:style-name="number_5f_bash"><text:span text:style-name="T2">1</text:span></text:span><text:span text:style-name="T2"> Alligator{</text:span><text:span text:style-name="number_5f_bash"><text:span text:style-name="T2">3307</text:span></text:span><text:span text:style-name="T2">}.xml validates</text:span></text:p>
      <text:p text:style-name="Preformatted_20_Text"><text:span text:style-name="T2">Totor junior </text:span><text:span text:style-name="number_5f_bash"><text:span text:style-name="T2">2</text:span></text:span><text:span text:style-name="T2"> Alligator{</text:span><text:span text:style-name="number_5f_bash"><text:span text:style-name="T2">3308</text:span></text:span><text:span text:style-name="T2">}.xml validates</text:span></text:p>
      <text:p text:style-name="Preformatted_20_Text"><text:span text:style-name="T2">Totor junior </text:span><text:span text:style-name="number_5f_bash"><text:span text:style-name="T2">3</text:span></text:span><text:span text:style-name="T2"> Alligator{</text:span><text:span text:style-name="number_5f_bash"><text:span text:style-name="T2">3309</text:span></text:span><text:span text:style-name="T2">}.xml validates</text:span></text:p>
      <text:p text:style-name="Preformatted_20_Text"><text:span text:style-name="T2">Totor junior </text:span><text:span text:style-name="number_5f_bash"><text:span text:style-name="T2">4</text:span></text:span><text:span text:style-name="T2"> Alligator{</text:span><text:span text:style-name="number_5f_bash"><text:span text:style-name="T2">3310</text:span></text:span><text:span text:style-name="T2">}.xml validates</text:span></text:p>
      <text:p text:style-name="Text_20_body"/>
      <text:h text:style-name="Heading_20_4" text:outline-level="4">Importation en ligne de commande</text:h>
      <text:p text:style-name="Text_20_body">La commande wsh freedom_import permet d'importer des documents en ligne de commande. Les types CVS, ODS, XML sont supportés par le scripts :</text:p>
      <text:p text:style-name="Preformatted_20_Text">./wsh.php --api=freedom_import --file=/home/dev/Bureau/recherche_animal.xml</text:p>
      <text:p text:style-name="Text_20_body"/>
      <text:p text:style-name="Text_20_body">Si vous voulez un compte rendu et une pré-analyse :</text:p>
      <text:p text:style-name="Preformatted_20_Text"><text:s/>./wsh.php --api=freedom_import --analyze=Y --htmlmode=Y --file=/home/eric/Bureau/recherche_animal.xml &gt; report.html</text:p>
      <text:p text:style-name="Text_20_body">Vous pouvez aussi envoyer le rapport par mail</text:p>
      <text:p text:style-name="Preformatted_20_Text"><text:s/>./wsh.php --api=freedom_import --to=somone@somewhere.org --file=/home/eric/Bureau/recherche_animal.xml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number_5f_xml" style:display-name="number_xml" style:family="text">
      <style:text-properties fo:color="#cc66cc" fo:font-style="normal" fo:font-weight="normal"/>
    </style:style>
    <style:style style:name="regexp4_5f_bash" style:display-name="regexp4_bash" style:family="text">
      <style:text-properties fo:color="#660033" fo:font-style="normal" fo:font-weight="normal"/>
    </style:style>
    <style:style style:name="number_5f_bash" style:display-name="number_bash" style:family="text">
      <style:text-properties fo:color="#000000" fo:font-style="normal" fo:font-weight="normal"/>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43:55</meta:creation-date>
    <meta:generator>OpenOffice.org/3.2$Linux OpenOffice.org_project/320m12$Build-9483</meta:generator>
    <dc:date>2010-06-22T08:42:14</dc:date>
    <dc:creator>Eric Brison</dc:creator>
    <meta:editing-duration>PT05H11M57S</meta:editing-duration>
    <meta:editing-cycles>35</meta:editing-cycles>
    <meta:document-statistic meta:table-count="4" meta:image-count="20" meta:object-count="7" meta:page-count="16" meta:paragraph-count="255" meta:word-count="3773" meta:character-count="261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2.939cm"/>
    </style:style>
    <style:style style:name="co3" style:family="table-column">
      <style:table-column-properties fo:break-before="auto" style:column-width="1.155cm"/>
    </style:style>
    <style:style style:name="co4" style:family="table-column">
      <style:table-column-properties fo:break-before="auto" style:column-width="1.681cm"/>
    </style:style>
    <style:style style:name="co5" style:family="table-column">
      <style:table-column-properties fo:break-before="auto" style:column-width="4.477cm"/>
    </style:style>
    <style:style style:name="co6" style:family="table-column">
      <style:table-column-properties fo:break-before="auto" style:column-width="2.52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4">
          <table:table-cell table:number-columns-repeated="6"/>
        </table:table-row>
        <table:table-row table:style-name="ro1">
          <table:table-cell table:style-name="ce1" office:value-type="string">
            <text:p>PROFIL</text:p>
          </table:table-cell>
          <table:table-cell table:style-name="ce1" office:value-type="string">
            <text:p>MYPROF</text:p>
          </table:table-cell>
          <table:table-cell table:style-name="ce1"/>
          <table:table-cell table:style-name="ce1" office:value-type="string">
            <text:p>RESET</text:p>
          </table:table-cell>
          <table:table-cell table:style-name="ce1" office:value-type="string">
            <text:p>view=GDEFAULT,GADMIN</text:p>
          </table:table-cell>
          <table:table-cell table:style-name="ce1" office:value-type="string">
            <text:p>edit=GADMIN</text:p>
          </table:table-cell>
        </table:table-row>
        <table:table-row table:style-name="ro1">
          <table:table-cell table:style-name="ce1" office:value-type="string">
            <text:p>PROFIL</text:p>
          </table:table-cell>
          <table:table-cell table:style-name="ce1" office:value-type="string">
            <text:p>MYOTHERPROF</text:p>
          </table:table-cell>
          <table:table-cell table:style-name="ce1"/>
          <table:table-cell table:style-name="ce1" office:value-type="string">
            <text:p>DELETE</text:p>
          </table:table-cell>
          <table:table-cell table:style-name="ce1" office:value-type="string">
            <text:p>view=GDEFAULT</text:p>
          </table:table-cell>
          <table:table-cell table:style-name="ce1"/>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22">22/06/2010</text:date>, <text:time>08:42: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5.173cm"/>
    </style:style>
    <style:style style:name="co3" style:family="table-column">
      <style:table-column-properties fo:break-before="auto" style:column-width="2.267cm"/>
    </style:style>
    <style:style style:name="co4" style:family="table-column">
      <style:table-column-properties fo:break-before="auto" style:column-width="1.401cm"/>
    </style:style>
    <style:style style:name="co5" style:family="table-column">
      <style:table-column-properties fo:break-before="auto" style:column-width="4.958cm"/>
    </style:style>
    <style:style style:name="co6" style:family="table-column">
      <style:table-column-properties fo:break-before="auto" style:column-width="2.35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text-properties style:use-window-font-color="true"/>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office:value-type="string">
            <text:p>PROFIL</text:p>
          </table:table-cell>
          <table:table-cell office:value-type="string">
            <text:p>MY_PROF2</text:p>
          </table:table-cell>
          <table:table-cell table:number-columns-repeated="2"/>
          <table:table-cell office:value-type="string">
            <text:p>view=us_meid</text:p>
          </table:table-cell>
          <table:table-cell office:value-type="string">
            <text:p>edit=us_meid</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22">22/06/2010</text:date>, <text:time>08:42: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5.173cm"/>
    </style:style>
    <style:style style:name="co3" style:family="table-column">
      <style:table-column-properties fo:break-before="auto" style:column-width="2.727cm"/>
    </style:style>
    <style:style style:name="co4" style:family="table-column">
      <style:table-column-properties fo:break-before="auto" style:column-width="1.401cm"/>
    </style:style>
    <style:style style:name="co5" style:family="table-column">
      <style:table-column-properties fo:break-before="auto" style:column-width="2.552cm"/>
    </style:style>
    <style:style style:name="co6" style:family="table-column">
      <style:table-column-properties fo:break-before="auto" style:column-width="6.95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faed56" fo:border="0.002cm solid #000000"/>
    </style:style>
    <style:style style:name="ce3" style:family="table-cell" style:parent-style-name="Default">
      <style:table-cell-properties fo:background-color="#e6a5e4"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office:value-type="string">
            <text:p>//FAM</text:p>
          </table:table-cell>
          <table:table-cell office:value-type="string">
            <text:p>profil de document(PDOC)</text:p>
          </table:table-cell>
          <table:table-cell office:value-type="string">
            <text:p>&lt;specid&gt;</text:p>
          </table:table-cell>
          <table:table-cell office:value-type="string">
            <text:p>&lt;fldid&gt;</text:p>
          </table:table-cell>
          <table:table-cell office:value-type="string">
            <text:p>titre</text:p>
          </table:table-cell>
          <table:table-cell office:value-type="string">
            <text:p>description</text:p>
          </table:table-cell>
        </table:table-row>
        <table:table-row table:style-name="ro1">
          <table:table-cell table:style-name="ce2" office:value-type="string">
            <text:p>ORDER</text:p>
          </table:table-cell>
          <table:table-cell table:style-name="ce2" office:value-type="string">
            <text:p>PDOC</text:p>
          </table:table-cell>
          <table:table-cell table:style-name="ce2" table:number-columns-repeated="2"/>
          <table:table-cell table:style-name="ce2" office:value-type="string">
            <text:p>ba_title</text:p>
          </table:table-cell>
          <table:table-cell table:style-name="ce2" office:value-type="string">
            <text:p>prf_desc</text:p>
          </table:table-cell>
        </table:table-row>
        <table:table-row table:style-name="ro1">
          <table:table-cell office:value-type="string">
            <text:p>DOC</text:p>
          </table:table-cell>
          <table:table-cell office:value-type="string">
            <text:p>PDOC</text:p>
          </table:table-cell>
          <table:table-cell office:value-type="string">
            <text:p>PRF_ARCHIVE</text:p>
          </table:table-cell>
          <table:table-cell office:value-type="string">
            <text:p>-</text:p>
          </table:table-cell>
          <table:table-cell office:value-type="string">
            <text:p>Archive</text:p>
          </table:table-cell>
          <table:table-cell office:value-type="string">
            <text:p>Lecture écriture pour les administrateurs</text:p>
          </table:table-cell>
        </table:table-row>
        <table:table-row table:style-name="ro1">
          <table:table-cell table:style-name="ce3" office:value-type="string">
            <text:p>PROFIL</text:p>
          </table:table-cell>
          <table:table-cell table:style-name="ce3" office:value-type="string">
            <text:p>PRF_ARCHIVE</text:p>
          </table:table-cell>
          <table:table-cell table:style-name="ce3" table:number-columns-repeated="2"/>
          <table:table-cell table:style-name="ce3" office:value-type="string">
            <text:p>view=GADMIN</text:p>
          </table:table-cell>
          <table:table-cell table:style-name="ce3" office:value-type="string">
            <text:p>edit=GADMIN</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22">22/06/2010</text:date>, <text:time>08:42: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6" table:default-cell-style-name="ce1"/>
        <table:table-row table:style-name="ro1">
          <table:table-cell office:value-type="string">
            <text:p>ACCESS</text:p>
          </table:table-cell>
          <table:table-cell office:value-type="string">
            <text:p>GRP_DEV</text:p>
          </table:table-cell>
          <table:table-cell office:value-type="string">
            <text:p>APP_TEST</text:p>
          </table:table-cell>
          <table:table-cell office:value-type="string">
            <text:p>ACL_USER</text:p>
          </table:table-cell>
          <table:table-cell office:value-type="string">
            <text:p>ACL_ADMIN</text:p>
          </table:table-cell>
          <table:table-cell office:value-type="string">
            <text:p>ACL_EXPORT</text:p>
          </table:table-cell>
        </table:table-row>
        <table:table-row table:style-name="ro1">
          <table:table-cell office:value-type="string">
            <text:p>ACCESS</text:p>
          </table:table-cell>
          <table:table-cell office:value-type="string">
            <text:p>GRP_COM</text:p>
          </table:table-cell>
          <table:table-cell office:value-type="string">
            <text:p>APP_TEST</text:p>
          </table:table-cell>
          <table:table-cell office:value-type="string">
            <text:p>ACL_USER</text:p>
          </table:table-cell>
          <table:table-cell table:number-columns-repeated="2"/>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22">22/06/2010</text:date>, <text:time>08:17: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6" table:default-cell-style-name="ce1"/>
        <table:table-row table:style-name="ro1">
          <table:table-cell office:value-type="string">
            <text:p>DOCICON</text:p>
          </table:table-cell>
          <table:table-cell office:value-type="string">
            <text:p>MY_DOCU</text:p>
          </table:table-cell>
          <table:table-cell office:value-type="string">
            <text:p>my_tool.png</text:p>
          </table:table-cell>
          <table:table-cell table:number-columns-repeated="3"/>
        </table:table-row>
        <table:table-row table:style-name="ro1">
          <table:table-cell table:number-columns-repeated="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22">22/06/2010</text:date>, <text:time>08:42: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ans" svg:font-family="San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28cm"/>
    </style:style>
    <style:style style:name="co2" style:family="table-column">
      <style:table-column-properties fo:break-before="auto" style:column-width="1.683cm"/>
    </style:style>
    <style:style style:name="co3" style:family="table-column">
      <style:table-column-properties fo:break-before="auto" style:column-width="2.695cm"/>
    </style:style>
    <style:style style:name="co4" style:family="table-column">
      <style:table-column-properties fo:break-before="auto" style:column-width="5.149cm"/>
    </style:style>
    <style:style style:name="co5" style:family="table-column">
      <style:table-column-properties fo:break-before="auto" style:column-width="2.803cm"/>
    </style:style>
    <style:style style:name="co6" style:family="table-column">
      <style:table-column-properties fo:break-before="auto" style:column-width="2.13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ce1" office:value-type="string">
            <text:p>//</text:p>
          </table:table-cell>
          <table:table-cell table:style-name="ce1" office:value-type="string">
            <text:p>family</text:p>
          </table:table-cell>
          <table:table-cell table:style-name="ce1" office:value-type="string">
            <text:p>ldap attribute</text:p>
          </table:table-cell>
          <table:table-cell table:style-name="ce1" office:value-type="string">
            <text:p>freedom attribute</text:p>
          </table:table-cell>
          <table:table-cell table:style-name="ce1" office:value-type="string">
            <text:p>ldap schema</text:p>
          </table:table-cell>
          <table:table-cell table:style-name="ce1" office:value-type="string">
            <text:p>card index</text:p>
          </table:table-cell>
        </table:table-row>
        <table:table-row table:style-name="ro1">
          <table:table-cell office:value-type="string">
            <text:p>LDAPMAP</text:p>
          </table:table-cell>
          <table:table-cell office:value-type="string">
            <text:p>IGROUP</text:p>
          </table:table-cell>
          <table:table-cell office:value-type="string">
            <text:p>cn</text:p>
          </table:table-cell>
          <table:table-cell office:value-type="string">
            <text:p>::getLDAPTitle()</text:p>
          </table:table-cell>
          <table:table-cell office:value-type="string">
            <text:p>inetOrgPerson</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uid,dc=users)</text:p>
          </table:table-cell>
          <table:table-cell office:value-type="string">
            <text:p>top</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mail</text:p>
          </table:table-cell>
          <table:table-cell office:value-type="string">
            <text:p>GRP_MAIL</text:p>
          </table:table-cell>
          <table:table-cell office:value-type="string">
            <text:p>inetOrgPerson</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sn</text:p>
          </table:table-cell>
          <table:table-cell office:value-type="string">
            <text:p>GRP_NAME</text:p>
          </table:table-cell>
          <table:table-cell office:value-type="string">
            <text:p>inetOrgPerson</text:p>
          </table:table-cell>
          <table:table-cell office:value-type="float" office:value="1">
            <text:p>1</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ans" svg:font-family="San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currency-style style:name="N134P0" style:volatile="true">
      <number:number number:decimal-places="2" number:min-integer-digits="1" number:grouping="true"/>
      <number:text> </number:text>
      <number:currency-symbol number:language="fr" number:country="FR">€</number:currency-symbol>
    </number:currency-style>
    <number:currency-style style:name="N13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4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22">22/06/2010</text:date>, <text:time>08:32: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ans" svg:font-family="San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28cm"/>
    </style:style>
    <style:style style:name="co2" style:family="table-column">
      <style:table-column-properties fo:break-before="auto" style:column-width="1.683cm"/>
    </style:style>
    <style:style style:name="co3" style:family="table-column">
      <style:table-column-properties fo:break-before="auto" style:column-width="2.695cm"/>
    </style:style>
    <style:style style:name="co4" style:family="table-column">
      <style:table-column-properties fo:break-before="auto" style:column-width="5.149cm"/>
    </style:style>
    <style:style style:name="co5" style:family="table-column">
      <style:table-column-properties fo:break-before="auto" style:column-width="3.459cm"/>
    </style:style>
    <style:style style:name="co6" style:family="table-column">
      <style:table-column-properties fo:break-before="auto" style:column-width="2.136cm"/>
    </style:style>
    <style:style style:name="co7"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ce1" office:value-type="string">
            <text:p>//</text:p>
          </table:table-cell>
          <table:table-cell table:style-name="ce1" office:value-type="string">
            <text:p>family</text:p>
          </table:table-cell>
          <table:table-cell table:style-name="ce1" office:value-type="string">
            <text:p>ldap attribute</text:p>
          </table:table-cell>
          <table:table-cell table:style-name="ce1" office:value-type="string">
            <text:p>freedom attribute</text:p>
          </table:table-cell>
          <table:table-cell table:style-name="ce1" office:value-type="string">
            <text:p>ldap schema</text:p>
          </table:table-cell>
          <table:table-cell table:style-name="ce1" office:value-type="string">
            <text:p>card index</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cn,dc=people)</text:p>
          </table:table-cell>
          <table:table-cell office:value-type="string">
            <text:p>top</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description</text:p>
          </table:table-cell>
          <table:table-cell office:value-type="string">
            <text:p>GRP_ROLE</text:p>
          </table:table-cell>
          <table:table-cell office:value-type="string">
            <text:p>groupOfNames</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cn</text:p>
          </table:table-cell>
          <table:table-cell office:value-type="string">
            <text:p>US_LOGIN</text:p>
          </table:table-cell>
          <table:table-cell office:value-type="string">
            <text:p>groupOfNames</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member</text:p>
          </table:table-cell>
          <table:table-cell office:value-type="string">
            <text:p>::getLDAPMember()</text:p>
          </table:table-cell>
          <table:table-cell office:value-type="string">
            <text:p>groupOfNames</text:p>
          </table:table-cell>
          <table:table-cell office:value-type="float" office:value="2">
            <text:p>2</text:p>
          </table:table-cell>
        </table:table-row>
        <table:table-row table:style-name="ro1">
          <table:table-cell table:number-columns-repeated="6"/>
        </table:table-row>
        <table:table-row table:style-name="ro1">
          <table:table-cell office:value-type="string">
            <text:p>LDAPMAP</text:p>
          </table:table-cell>
          <table:table-cell office:value-type="string">
            <text:p>IGROUP</text:p>
          </table:table-cell>
          <table:table-cell office:value-type="string">
            <text:p>ou</text:p>
          </table:table-cell>
          <table:table-cell office:value-type="string">
            <text:p>US_LOGIN</text:p>
          </table:table-cell>
          <table:table-cell office:value-type="string">
            <text:p>organizationalUnit</text:p>
          </table:table-cell>
          <table:table-cell office:value-type="float" office:value="3">
            <text:p>3</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ou,dc=people)</text:p>
          </table:table-cell>
          <table:table-cell office:value-type="string">
            <text:p>top</text:p>
          </table:table-cell>
          <table:table-cell office:value-type="float" office:value="3">
            <text:p>3</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ans" svg:font-family="San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currency-style style:name="N134P0" style:volatile="true">
      <number:number number:decimal-places="2" number:min-integer-digits="1" number:grouping="true"/>
      <number:text> </number:text>
      <number:currency-symbol number:language="fr" number:country="FR">€</number:currency-symbol>
    </number:currency-style>
    <number:currency-style style:name="N13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4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22">22/06/2010</text:date>, <text:time>08:42:13</text:time></text:p>
        </style:region-right>
      </style:header>
      <style:header-left style:display="false"/>
      <style:footer>
        <text:p>Page <text:page-number>1</text:page-number> / <text:page-count>99</text:page-count></text:p>
      </style:footer>
      <style:footer-left style:display="false"/>
    </style:master-page>
  </office:master-styles>
</office:document-styles>
</file>